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8773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bd1c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end" style:justify-single-word="false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hyphenation-ladder-count="no-limit" fo:text-indent="3.9366in" style:auto-text-indent="false" style:page-number="auto" fo:background-color="transparent"/>
      <style:text-properties fo:hyphenate="false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hyphenation-ladder-count="no-limit" fo:text-indent="3.9366in" style:auto-text-indent="false" fo:background-color="transparent"/>
      <style:text-properties fo:hyphenate="false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hyphenation-ladder-count="no-limit" fo:text-indent="3.9366in" style:auto-text-indent="false" fo:background-color="transparent"/>
      <style:text-properties officeooo:paragraph-rsid="0009e95a" fo:hyphenate="false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hyphenation-ladder-count="no-limit" fo:text-indent="3.9366in" style:auto-text-indent="false" style:page-number="auto" fo:background-color="transparent"/>
      <style:text-properties fo:hyphenate="false"/>
    </style:style>
    <style:style style:name="P10" style:family="paragraph" style:parent-style-name="Standard" style:master-page-name="MPF0">
      <style:paragraph-properties fo:line-height="150%" fo:text-align="center" style:justify-single-word="false" style:page-number="auto" fo:break-before="page"/>
    </style:style>
    <style:style style:name="T1" style:family="text">
      <style:text-properties style:font-name="TimesNewRomanPSMT" fo:font-size="16pt" fo:language="uk" fo:country="UA" officeooo:rsid="000bd1ce" style:font-size-asian="16pt"/>
    </style:style>
    <style:style style:name="T2" style:family="text">
      <style:text-properties style:font-name="TimesNewRomanPSMT" fo:font-size="16pt" style:font-size-asian="16pt"/>
    </style:style>
    <style:style style:name="T3" style:family="text">
      <style:text-properties style:font-name="TimesNewRomanPSMT" fo:font-size="14pt" style:font-size-asian="14pt"/>
    </style:style>
    <style:style style:name="T4" style:family="text">
      <style:text-properties style:font-name="TimesNewRomanPSMT" fo:font-size="14pt" fo:language="uk" fo:country="UA" style:font-size-asian="14pt"/>
    </style:style>
    <style:style style:name="T5" style:family="text">
      <style:text-properties style:font-name="TimesNewRomanPSMT" fo:font-size="14pt" fo:language="uk" fo:country="UA" officeooo:rsid="0008773e" style:font-size-asian="14pt"/>
    </style:style>
    <style:style style:name="T6" style:family="text">
      <style:text-properties style:font-name="TimesNewRomanPSMT" fo:font-size="14pt" fo:language="uk" fo:country="UA" officeooo:rsid="0009e95a" style:font-size-asian="14pt"/>
    </style:style>
    <style:style style:name="T7" style:family="text">
      <style:text-properties style:font-name="TimesNewRomanPSMT" fo:font-size="12pt" style:font-size-asian="12pt"/>
    </style:style>
    <style:style style:name="T8" style:family="text">
      <style:text-properties style:font-name="TimesNewRomanPS-ItalicMT" fo:font-size="14pt" fo:font-style="italic" style:font-size-asian="14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Міністерство освіти і науки України</text:span></text:p>
      <text:p text:style-name="P1"><text:span text:style-name="T3">Львівський національний університет імені Івана Франка</text:span></text:p>
      <text:p text:style-name="P1"><text:span text:style-name="T3">Факультет електроніки </text:span><text:span text:style-name="T5">та комп'ютерних технологій</text:span></text:p>
      <text:p text:style-name="P2"><text:span text:style-name="T3">Кафедра радіофізики та комп’ютерних </text:span><text:span text:style-name="T5">технологій</text:span></text:p>
      <text:p text:style-name="P4"><text:span text:style-name="T3"/></text:p>
      <text:p text:style-name="P6"><text:span text:style-name="T3">Допустити до захисту</text:span></text:p>
      <text:p text:style-name="P7"><text:span text:style-name="T3">Зав. кафедри</text:span></text:p>
      <text:p text:style-name="P7"><text:span text:style-name="T3">________ проф. Болеста І. М.</text:span></text:p>
      <text:p text:style-name="P7"><text:span text:style-name="T3">___________________________</text:span></text:p>
      <text:p text:style-name="P7"><text:span text:style-name="T3">Призначити рецензентом</text:span></text:p>
      <text:p text:style-name="P7"><text:span text:style-name="T3">___________________________</text:span></text:p>
      <text:p text:style-name="P7"><text:span text:style-name="T3">Декан факультету</text:span></text:p>
      <text:p text:style-name="P7"><text:span text:style-name="T3">________ проф. Половинко І. І.</text:span></text:p>
      <text:p text:style-name="P7"><text:span text:style-name="T3">___________________________</text:span></text:p>
      <text:p text:style-name="P5"><text:span text:style-name="T3"/></text:p>
      <text:p text:style-name="P5"><text:span text:style-name="T3">УДК 621.372.061</text:span></text:p>
      <text:p text:style-name="P5"><text:span text:style-name="T3"/></text:p>
      <text:p text:style-name="P3"><text:span text:style-name="T1">МЕТОДИ ДЕКОМПОЗИЦІЇ ЗАДАЧ ЛІНІЙНОГО ПРОГРАМУВАННЯ ВЕЛИКОЇ РОЗМІРНОСТІ</text:span></text:p>
      <text:p text:style-name="P6"><text:span text:style-name="T3"/></text:p>
      <text:p text:style-name="P7"><text:span text:style-name="T3">Дипломна робота магістра</text:span></text:p>
      <text:p text:style-name="P7"><text:span text:style-name="T3">Група </text:span><text:span text:style-name="T4">Фе</text:span><text:span text:style-name="T6">І</text:span><text:span text:style-name="T4">м</text:span><text:span text:style-name="T3">-</text:span><text:span text:style-name="T4">5</text:span><text:span text:style-name="T6">1</text:span></text:p>
      <text:p text:style-name="P7"><text:span text:style-name="T3">Виконавець</text:span></text:p>
      <text:p text:style-name="P7"><text:span text:style-name="T3">студент </text:span><text:span text:style-name="T6">6</text:span><text:span text:style-name="T3">-го курсу</text:span></text:p>
      <text:p text:style-name="P8"><text:span text:style-name="T3">________ </text:span><text:span text:style-name="T6">Яремків В. В.</text:span></text:p>
      <text:p text:style-name="P7"><text:span text:style-name="T3">число.місяць.рік</text:span></text:p>
      <text:p text:style-name="P7"><text:span text:style-name="T3">Науковий керівник</text:span></text:p>
      <text:p text:style-name="P8"><text:span text:style-name="T3">________ доц. </text:span><text:span text:style-name="T6">Шувар Р. Я.</text:span></text:p>
      <text:p text:style-name="P7"><text:span text:style-name="T3">___________________________</text:span></text:p>
      <text:p text:style-name="P7"><text:span text:style-name="T3"/></text:p>
      <text:p text:style-name="P1"><text:span text:style-name="T5">Львів</text:span><text:span text:style-name="T3"> – </text:span><text:span text:style-name="T5">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/>
    </style:style>
    <style:style style:name="Заголовок_20_1" style:display-name="Заголовок 1" style:family="paragraph" style:parent-style-name="Standard" style:next-style-name="Text_20_body" style:default-outline-level="1">
      <style:paragraph-properties fo:text-align="justify" style:justify-single-word="false" fo:hyphenation-ladder-count="no-limit" fo:keep-with-next="always"/>
      <style:text-properties fo:font-size="14pt" fo:language="uk" fo:country="UA" fo:font-weight="bold" style:font-size-asian="14pt" style:font-weight-asian="bold" fo:hyphenate="false"/>
    </style:style>
    <style:style style:name="Заголовок_20_2" style:display-name="Заголовок 2" style:family="paragraph" style:parent-style-name="Standard" style:next-style-name="Text_20_body" style:default-outline-level="2">
      <style:paragraph-properties fo:text-align="center" style:justify-single-word="false" fo:hyphenation-ladder-count="no-limit" fo:keep-with-next="always"/>
      <style:text-properties fo:font-size="16pt" fo:language="uk" fo:country="UA" fo:font-weight="bold" style:font-size-asian="16pt" style:font-weight-asian="bold" fo:hyphenate="false"/>
    </style:style>
    <style:style style:name="Заголовок_20_3" style:display-name="Заголовок 3" style:family="paragraph" style:parent-style-name="Standard" style:next-style-name="Text_20_body" style:default-outline-level="3">
      <style:paragraph-properties fo:text-align="center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Заголовок_20_4" style:display-name="Заголовок 4" style:family="paragraph" style:parent-style-name="Standard" style:next-style-name="Text_20_body" style:default-outline-level="4">
      <style:paragraph-properties fo:text-align="center" style:justify-single-word="false" fo:hyphenation-ladder-count="no-limit" fo:keep-with-next="always"/>
      <style:text-properties style:text-position="super 64%" fo:font-size="14pt" fo:language="uk" fo:country="UA" fo:font-weight="bold" style:font-size-asian="14pt" style:font-weight-asian="bold" fo:hyphenate="false"/>
    </style:style>
    <style:style style:name="Обычный" style:family="paragraph">
      <style:paragraph-properties fo:hyphenation-ladder-count="no-limit"/>
      <style:text-properties fo:hyphenate="true"/>
    </style:style>
    <style:style style:name="Название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font-size="12pt" fo:language="uk" fo:country="UA" fo:font-weight="bold" style:font-size-asian="12pt" style:font-weight-asian="bold" fo:hyphenate="false"/>
    </style:style>
    <style:style style:name="Подзаголовок" style:family="paragraph" style:parent-style-name="Название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Звичайний" style:family="paragraph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_20_об_27_єкта" style:display-name="Назва об'є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Основний_20_текст_20_2" style:display-name="Основний текст 2" style:family="paragraph" style:parent-style-name="Standard">
      <style:paragraph-properties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font-size-asian="12pt" style:font-size-complex="12pt"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Default" style:family="paragraph">
      <style:paragraph-properties fo:margin-top="0in" fo:margin-bottom="0in" loext:contextual-spacing="false" fo:line-height="100%" fo:orphans="2" fo:widows="2" fo:hyphenation-ladder-count="no-limit" style:text-autospace="none" style:vertical-align="auto"/>
      <style:text-properties fo:color="#000000" style:font-name="Times New Roman" fo:font-family="'Times New Roman'" style:font-family-generic="roman" style:font-pitch="variable" fo:font-size="12pt" fo:language="ru" fo:country="RU" style:letter-kerning="false" style:font-size-asian="12pt" style:font-name-complex="Times New Roman" style:font-family-complex="'Times New Roman'" style:font-family-generic-complex="roman" style:font-pitch-complex="variable" style:font-size-complex="12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/>
    <style:style style:name="Contents_20_1" style:display-name="Contents 1" style:family="paragraph" style:parent-style-name="Index" style:class="index">
      <style:paragraph-properties fo:line-height="150%"/>
      <style:text-properties style:font-name="Times New Roman1" fo:font-family="'Times New Roman'" style:font-style-name="Regular" style:font-family-generic="roman" style:font-pitch="variable" fo:font-size="14pt" fo:language="uk" fo:country="UA"/>
    </style:style>
    <style:style style:name="Основной_20_шрифт_20_абзаца" style:display-name="Основной шрифт абзаца" style:family="text"/>
    <style:style style:name="Шрифт_20_абзацу_20_за_20_промовчанням" style:display-name="Шрифт абзацу за промовчанням" style:family="text"/>
    <style:style style:name="Заголовок_20_1_20_Знак" style:display-name="Заголовок 1 Знак" style:family="text" style:parent-style-name="Шрифт_20_абзацу_20_за_20_промовчанням"/>
    <style:style style:name="Заголовок_20_2_20_Знак" style:display-name="Заголовок 2 Знак" style:family="text" style:parent-style-name="Шрифт_20_абзацу_20_за_20_промовчанням"/>
    <style:style style:name="Заголовок_20_3_20_Знак" style:display-name="Заголовок 3 Знак" style:family="text" style:parent-style-name="Шрифт_20_абзацу_20_за_20_промовчанням"/>
    <style:style style:name="Заголовок_20_4_20_Знак" style:display-name="Заголовок 4 Знак" style:family="text" style:parent-style-name="Шрифт_20_абзацу_20_за_20_промовчанням"/>
    <style:style style:name="Основной_20_текст_20_Знак" style:display-name="Основной текст Знак" style:family="text" style:parent-style-name="Шрифт_20_абзацу_20_за_20_промовчанням"/>
    <style:style style:name="Основной_20_текст_20_2_20_Знак" style:display-name="Основной текст 2 Знак" style:family="text" style:parent-style-name="Шрифт_20_абзацу_20_за_20_промовчанням"/>
    <style:style style:name="Верхний_20_колонтитул_20_Знак" style:display-name="Верхний колонтитул Знак" style:family="text" style:parent-style-name="Шрифт_20_абзацу_20_за_20_промовчанням"/>
    <style:style style:name="Нижний_20_колонтитул_20_Знак" style:display-name="Нижний колонтитул Знак" style:family="text" style:parent-style-name="Шрифт_20_абзацу_20_за_20_промовчанням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5118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initial-creator>User</meta:initial-creator>
    <meta:creation-date>2014-07-08T22:31:00Z</meta:creation-date>
    <dc:date>2017-06-12T00:22:00.035000000</dc:date>
    <meta:print-date>2013-03-05T08:22:00Z</meta:print-date>
    <meta:editing-cycles>9</meta:editing-cycles>
    <meta:editing-duration>PT5H25M39S</meta:editing-duration>
    <meta:document-statistic meta:table-count="0" meta:image-count="0" meta:object-count="0" meta:page-count="1" meta:paragraph-count="25" meta:word-count="76" meta:character-count="660" meta:non-whitespace-character-count="608"/>
    <meta:template xlink:type="simple" xlink:actuate="onRequest" xlink:title="" xlink:href="Normal"/>
  </office:meta>
</office:document-meta>
</file>